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2in"/>
    </style:style>
    <style:style style:name="ro1" style:family="table-row">
      <style:table-row-properties style:row-height="0.3453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Excel_20_Built-in_20_Normal" style:data-style-name="N8100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Verdan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Verdan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Bsp. IP</text:p>
          </table:table-cell>
          <table:table-cell/>
          <table:table-cell table:style-name="ce2" office:value-type="string" table:number-columns-spanned="2" table:number-rows-spanned="1">
            <text:p>192</text:p>
          </table:table-cell>
          <table:covered-table-cell table:style-name="ce4"/>
          <table:table-cell table:style-name="ce3" office:value-type="string" table:number-columns-spanned="2" table:number-rows-spanned="1">
            <text:p>168</text:p>
          </table:table-cell>
          <table:covered-table-cell/>
          <table:table-cell table:style-name="ce3" office:value-type="string" table:number-columns-spanned="2" table:number-rows-spanned="1">
            <text:p>0</text:p>
          </table:table-cell>
          <table:covered-table-cell/>
          <table:table-cell table:style-name="ce3" office:value-type="string" table:number-columns-spanned="2" table:number-rows-spanned="1">
            <text:p>10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2"/>
          <table:table-cell table:style-name="ce2" office:value-type="string" table:number-columns-spanned="2" table:number-rows-spanned="1">
            <text:p>110000000</text:p>
          </table:table-cell>
          <table:covered-table-cell table:style-name="ce4"/>
          <table:table-cell table:style-name="ce3" office:value-type="string" table:number-columns-spanned="2" table:number-rows-spanned="1">
            <text:p>10101000</text:p>
          </table:table-cell>
          <table:covered-table-cell/>
          <table:table-cell table:style-name="ce3" office:value-type="string" table:number-columns-spanned="2" table:number-rows-spanned="1">
            <text:p>00000000</text:p>
          </table:table-cell>
          <table:covered-table-cell/>
          <table:table-cell table:style-name="ce3" office:value-type="string" table:number-columns-spanned="2" table:number-rows-spanned="1">
            <text:p>00001010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128</text:p>
          </table:table-cell>
          <table:table-cell office:value-type="string">
            <text:p>64</text:p>
          </table:table-cell>
          <table:table-cell office:value-type="string">
            <text:p>32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>
            <text:p>2^7</text:p>
          </table:table-cell>
          <table:table-cell office:value-type="string">
            <text:p>2^6</text:p>
          </table:table-cell>
          <table:table-cell office:value-type="string">
            <text:p>2^5</text:p>
          </table:table-cell>
          <table:table-cell office:value-type="string">
            <text:p>2^4</text:p>
          </table:table-cell>
          <table:table-cell office:value-type="string">
            <text:p>2^3</text:p>
          </table:table-cell>
          <table:table-cell office:value-type="string">
            <text:p>2^2</text:p>
          </table:table-cell>
          <table:table-cell office:value-type="string">
            <text:p>2^1</text:p>
          </table:table-cell>
          <table:table-cell office:value-type="string">
            <text:p>2^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92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6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168</text:p>
          </table:table-cell>
          <table:table-cell/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table:number-columns-repeated="3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0</text:p>
          </table:table-cell>
          <table:table-cell/>
          <table:table-cell table:number-columns-repeated="8" office:value-type="string">
            <text:p>-</text:p>
          </table:table-cell>
          <table:table-cell table:number-columns-repeated="1014"/>
        </table:table-row>
        <table:table-row table:style-name="ro1">
          <table:table-cell office:value-type="string">
            <text:p>10</text:p>
          </table:table-cell>
          <table:table-cell/>
          <table:table-cell table:number-columns-repeated="4"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office:value-type="string">
            <text:p>X</text:p>
          </table:table-cell>
          <table:table-cell office:value-type="string">
            <text:p>-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number-columns-repeated="2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3" table:number-columns-spanned="2" table:number-rows-spanned="1"/>
          <table:covered-table-cell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3">05/13/2020</text:date>, <text:time>11:36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3T11:36:34.90</dc:date>
    <meta:document-statistic meta:table-count="1" meta:cell-count="61" meta:object-count="0"/>
    <meta:generator>OpenOffice/4.1.7$Win32 OpenOffice.org_project/417m1$Build-9800</meta:generator>
  </office:meta>
</office:document-meta>
</file>